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3.542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0.857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0.489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"/>
      </table:calculation-settings>
      <table:table table:name="2results1" table:style-name="ta1">
        <table:shapes>
          <draw:frame draw:z-index="0" draw:style-name="gr1" draw:text-style-name="P1" svg:width="15.99cm" svg:height="9.004cm" svg:x="4.758cm" svg:y="11.608cm">
            <draw:object draw:notify-on-update-of-ranges="2results1.B1:2results1.B1 2results1.B2:2results1.B9 2results1.D1:2results1.D1 2results1.D2:2results1.D9 2results1.F1:2results1.F1 2results1.F2:2results1.F9 2results1.B2:2results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Detectors span</text:p>
          </table:table-cell>
          <table:table-cell office:value-type="string" calcext:value-type="string">
            <text:p>RMSE (filtered)</text:p>
          </table:table-cell>
          <table:table-cell/>
          <table:table-cell office:value-type="string" calcext:value-type="string">
            <text:p>RMSE (unfiltered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59.5573985265781" calcext:value-type="float">
            <text:p>59,5573985265781</text:p>
          </table:table-cell>
          <table:table-cell/>
          <table:table-cell office:value-type="float" office:value="52.3717831276172" calcext:value-type="float">
            <text:p>52,3717831276172</text:p>
          </table:table-cell>
        </table:table-row>
        <table:table-row table:style-name="ro1">
          <table:table-cell table:number-columns-repeated="3" office:value-type="float" office:value="180" calcext:value-type="float">
            <text:p>180</text:p>
          </table:table-cell>
          <table:table-cell office:value-type="float" office:value="75.7182182824535" calcext:value-type="float">
            <text:p>75,7182182824535</text:p>
          </table:table-cell>
          <table:table-cell/>
          <table:table-cell office:value-type="float" office:value="55.3091452451815" calcext:value-type="float">
            <text:p>55,30914524518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77.4430012071223" calcext:value-type="float">
            <text:p>77,4430012071223</text:p>
          </table:table-cell>
          <table:table-cell/>
          <table:table-cell office:value-type="float" office:value="55.7800056724369" calcext:value-type="float">
            <text:p>55,78000567243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78.3497237525085" calcext:value-type="float">
            <text:p>78,3497237525085</text:p>
          </table:table-cell>
          <table:table-cell/>
          <table:table-cell office:value-type="float" office:value="55.7635183772112" calcext:value-type="float">
            <text:p>55,76351837721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office:value-type="float" office:value="77.3972936218964" calcext:value-type="float">
            <text:p>77,3972936218964</text:p>
          </table:table-cell>
          <table:table-cell/>
          <table:table-cell office:value-type="float" office:value="55.5995184332315" calcext:value-type="float">
            <text:p>55,59951843323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180" calcext:value-type="float">
            <text:p>180</text:p>
          </table:table-cell>
          <table:table-cell office:value-type="float" office:value="77.876414118205" calcext:value-type="float">
            <text:p>77,876414118205</text:p>
          </table:table-cell>
          <table:table-cell/>
          <table:table-cell office:value-type="float" office:value="55.8527724258388" calcext:value-type="float">
            <text:p>55,85277242583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0" calcext:value-type="float">
            <text:p>630</text:p>
          </table:table-cell>
          <table:table-cell office:value-type="float" office:value="180" calcext:value-type="float">
            <text:p>180</text:p>
          </table:table-cell>
          <table:table-cell office:value-type="float" office:value="78.1136461287723" calcext:value-type="float">
            <text:p>78,1136461287723</text:p>
          </table:table-cell>
          <table:table-cell/>
          <table:table-cell office:value-type="float" office:value="55.8598416951159" calcext:value-type="float">
            <text:p>55,85984169511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77.2605806909406" calcext:value-type="float">
            <text:p>77,2605806909406</text:p>
          </table:table-cell>
          <table:table-cell/>
          <table:table-cell office:value-type="float" office:value="55.938876040817" calcext:value-type="float">
            <text:p>55,938876040817</text:p>
          </table:table-cell>
        </table:table-row>
      </table:table>
      <table:table table:name="2results2" table:style-name="ta1">
        <table:shapes>
          <draw:frame draw:z-index="0" draw:style-name="gr1" draw:text-style-name="P1" svg:width="15.989cm" svg:height="9.005cm" svg:x="0.972cm" svg:y="8.234cm">
            <draw:object draw:notify-on-update-of-ranges="2results2.A1:2results2.A1 2results2.A2:2results2.A9 2results2.D1:2results2.D1 2results2.D2:2results2.D9 2results2.F1:2results2.F1 2results2.F2:2results2.F9 2results2.A2:2results2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Detectors span</text:p>
          </table:table-cell>
          <table:table-cell office:value-type="string" calcext:value-type="string">
            <text:p>RMSE (filtered)</text:p>
          </table:table-cell>
          <table:table-cell/>
          <table:table-cell office:value-type="string" calcext:value-type="string">
            <text:p>RMSE (unfiltered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92888051398" calcext:value-type="float">
            <text:p>51,92888051398</text:p>
          </table:table-cell>
          <table:table-cell/>
          <table:table-cell office:value-type="float" office:value="50.0204565107618" calcext:value-type="float">
            <text:p>50,0204565107618</text:p>
          </table:table-cell>
        </table:table-row>
        <table:table-row table:style-name="ro1">
          <table:table-cell table:number-columns-repeated="3" office:value-type="float" office:value="180" calcext:value-type="float">
            <text:p>180</text:p>
          </table:table-cell>
          <table:table-cell office:value-type="float" office:value="75.7182182824535" calcext:value-type="float">
            <text:p>75,7182182824535</text:p>
          </table:table-cell>
          <table:table-cell/>
          <table:table-cell office:value-type="float" office:value="55.3091452451815" calcext:value-type="float">
            <text:p>55,30914524518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5.5510893267881" calcext:value-type="float">
            <text:p>85,5510893267881</text:p>
          </table:table-cell>
          <table:table-cell/>
          <table:table-cell office:value-type="float" office:value="65.4376231598337" calcext:value-type="float">
            <text:p>65,43762315983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5.7495751739351" calcext:value-type="float">
            <text:p>85,7495751739351</text:p>
          </table:table-cell>
          <table:table-cell/>
          <table:table-cell office:value-type="float" office:value="65.5342305246908" calcext:value-type="float">
            <text:p>65,53423052469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5.4081492116818" calcext:value-type="float">
            <text:p>85,4081492116818</text:p>
          </table:table-cell>
          <table:table-cell/>
          <table:table-cell office:value-type="float" office:value="65.1394551268996" calcext:value-type="float">
            <text:p>65,139455126899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5.8115223951818" calcext:value-type="float">
            <text:p>85,8115223951818</text:p>
          </table:table-cell>
          <table:table-cell/>
          <table:table-cell office:value-type="float" office:value="65.6053044252413" calcext:value-type="float">
            <text:p>65,60530442524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6.270688335638" calcext:value-type="float">
            <text:p>86,270688335638</text:p>
          </table:table-cell>
          <table:table-cell/>
          <table:table-cell office:value-type="float" office:value="65.8323872807999" calcext:value-type="float">
            <text:p>65,832387280799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86.3650186315958" calcext:value-type="float">
            <text:p>86,3650186315958</text:p>
          </table:table-cell>
          <table:table-cell/>
          <table:table-cell office:value-type="float" office:value="65.9456612546279" calcext:value-type="float">
            <text:p>65,9456612546279</text:p>
          </table:table-cell>
        </table:table-row>
      </table:table>
      <table:table table:name="2results3" table:style-name="ta1">
        <table:shapes>
          <draw:frame draw:z-index="0" draw:style-name="gr1" draw:text-style-name="P1" svg:width="15.997cm" svg:height="9.004cm" svg:x="18.746cm" svg:y="2.125cm">
            <draw:object draw:notify-on-update-of-ranges="2results3.C2:2results3.C46 2results3.D1:2results3.D1 2results3.D2:2results3.D46 2results3.C2:2results3.C46 2results3.F1:2results3.F1 2results3.F2:2results3.F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Detectors span</text:p>
          </table:table-cell>
          <table:table-cell office:value-type="string" calcext:value-type="string">
            <text:p>RMSE (filtered)</text:p>
          </table:table-cell>
          <table:table-cell/>
          <table:table-cell office:value-type="string" calcext:value-type="string">
            <text:p>RMSE (unfiltered)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63.5444632632462" calcext:value-type="float">
            <text:p>63,5444632632462</text:p>
          </table:table-cell>
          <table:table-cell/>
          <table:table-cell office:value-type="float" office:value="62.7229434640374" calcext:value-type="float">
            <text:p>62,722943464037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50.1136363636364" calcext:value-type="float">
            <text:p>50,1136363636364</text:p>
          </table:table-cell>
          <table:table-cell office:value-type="float" office:value="65.4183582505456" calcext:value-type="float">
            <text:p>65,4183582505456</text:p>
          </table:table-cell>
          <table:table-cell/>
          <table:table-cell office:value-type="float" office:value="63.801918300748" calcext:value-type="float">
            <text:p>63,801918300748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55.2272727272727" calcext:value-type="float">
            <text:p>55,2272727272727</text:p>
          </table:table-cell>
          <table:table-cell office:value-type="float" office:value="66.9429596311974" calcext:value-type="float">
            <text:p>66,9429596311974</text:p>
          </table:table-cell>
          <table:table-cell/>
          <table:table-cell office:value-type="float" office:value="65.0757960874472" calcext:value-type="float">
            <text:p>65,075796087447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60.3409090909091" calcext:value-type="float">
            <text:p>60,3409090909091</text:p>
          </table:table-cell>
          <table:table-cell office:value-type="float" office:value="68.7748760670097" calcext:value-type="float">
            <text:p>68,7748760670097</text:p>
          </table:table-cell>
          <table:table-cell/>
          <table:table-cell office:value-type="float" office:value="66.4390977693263" calcext:value-type="float">
            <text:p>66,439097769326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65.4545454545455" calcext:value-type="float">
            <text:p>65,4545454545455</text:p>
          </table:table-cell>
          <table:table-cell office:value-type="float" office:value="70.287107507038" calcext:value-type="float">
            <text:p>70,287107507038</text:p>
          </table:table-cell>
          <table:table-cell/>
          <table:table-cell office:value-type="float" office:value="66.7018476842785" calcext:value-type="float">
            <text:p>66,701847684278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70.5681818181818" calcext:value-type="float">
            <text:p>70,5681818181818</text:p>
          </table:table-cell>
          <table:table-cell office:value-type="float" office:value="71.7289362944791" calcext:value-type="float">
            <text:p>71,7289362944791</text:p>
          </table:table-cell>
          <table:table-cell/>
          <table:table-cell office:value-type="float" office:value="67.8203818710613" calcext:value-type="float">
            <text:p>67,820381871061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75.6818181818182" calcext:value-type="float">
            <text:p>75,6818181818182</text:p>
          </table:table-cell>
          <table:table-cell office:value-type="float" office:value="73.0034283310244" calcext:value-type="float">
            <text:p>73,0034283310244</text:p>
          </table:table-cell>
          <table:table-cell/>
          <table:table-cell office:value-type="float" office:value="66.931596333846" calcext:value-type="float">
            <text:p>66,93159633384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80.7954545454546" calcext:value-type="float">
            <text:p>80,7954545454546</text:p>
          </table:table-cell>
          <table:table-cell office:value-type="float" office:value="75.2633455264476" calcext:value-type="float">
            <text:p>75,2633455264476</text:p>
          </table:table-cell>
          <table:table-cell/>
          <table:table-cell office:value-type="float" office:value="67.0289066595725" calcext:value-type="float">
            <text:p>67,028906659572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85.9090909090909" calcext:value-type="float">
            <text:p>85,9090909090909</text:p>
          </table:table-cell>
          <table:table-cell office:value-type="float" office:value="74.026964163314" calcext:value-type="float">
            <text:p>74,026964163314</text:p>
          </table:table-cell>
          <table:table-cell/>
          <table:table-cell office:value-type="float" office:value="66.4134617921841" calcext:value-type="float">
            <text:p>66,4134617921841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91.0227272727273" calcext:value-type="float">
            <text:p>91,0227272727273</text:p>
          </table:table-cell>
          <table:table-cell office:value-type="float" office:value="76.9795035516514" calcext:value-type="float">
            <text:p>76,9795035516514</text:p>
          </table:table-cell>
          <table:table-cell/>
          <table:table-cell office:value-type="float" office:value="66.3175931879271" calcext:value-type="float">
            <text:p>66,3175931879271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96.1363636363636" calcext:value-type="float">
            <text:p>96,1363636363636</text:p>
          </table:table-cell>
          <table:table-cell office:value-type="float" office:value="77.1298019283885" calcext:value-type="float">
            <text:p>77,1298019283885</text:p>
          </table:table-cell>
          <table:table-cell/>
          <table:table-cell office:value-type="float" office:value="65.9002388980994" calcext:value-type="float">
            <text:p>65,900238898099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01.25" calcext:value-type="float">
            <text:p>101,25</text:p>
          </table:table-cell>
          <table:table-cell office:value-type="float" office:value="78.2721637751943" calcext:value-type="float">
            <text:p>78,2721637751943</text:p>
          </table:table-cell>
          <table:table-cell/>
          <table:table-cell office:value-type="float" office:value="65.6508036039059" calcext:value-type="float">
            <text:p>65,650803603905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06.363636363636" calcext:value-type="float">
            <text:p>106,363636363636</text:p>
          </table:table-cell>
          <table:table-cell office:value-type="float" office:value="79.1245397116974" calcext:value-type="float">
            <text:p>79,1245397116974</text:p>
          </table:table-cell>
          <table:table-cell/>
          <table:table-cell office:value-type="float" office:value="65.0276549155753" calcext:value-type="float">
            <text:p>65,027654915575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11.477272727273" calcext:value-type="float">
            <text:p>111,477272727273</text:p>
          </table:table-cell>
          <table:table-cell office:value-type="float" office:value="81.1324575189774" calcext:value-type="float">
            <text:p>81,1324575189774</text:p>
          </table:table-cell>
          <table:table-cell/>
          <table:table-cell office:value-type="float" office:value="64.9739298000263" calcext:value-type="float">
            <text:p>64,973929800026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16.590909090909" calcext:value-type="float">
            <text:p>116,590909090909</text:p>
          </table:table-cell>
          <table:table-cell office:value-type="float" office:value="79.7916947255547" calcext:value-type="float">
            <text:p>79,7916947255547</text:p>
          </table:table-cell>
          <table:table-cell/>
          <table:table-cell office:value-type="float" office:value="64.2673590152935" calcext:value-type="float">
            <text:p>64,267359015293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21.704545454545" calcext:value-type="float">
            <text:p>121,704545454545</text:p>
          </table:table-cell>
          <table:table-cell office:value-type="float" office:value="85.7343385469792" calcext:value-type="float">
            <text:p>85,7343385469792</text:p>
          </table:table-cell>
          <table:table-cell/>
          <table:table-cell office:value-type="float" office:value="63.7345440484322" calcext:value-type="float">
            <text:p>63,734544048432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26.818181818182" calcext:value-type="float">
            <text:p>126,818181818182</text:p>
          </table:table-cell>
          <table:table-cell office:value-type="float" office:value="89.2241674070854" calcext:value-type="float">
            <text:p>89,2241674070854</text:p>
          </table:table-cell>
          <table:table-cell/>
          <table:table-cell office:value-type="float" office:value="62.7335427313481" calcext:value-type="float">
            <text:p>62,7335427313481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31.931818181818" calcext:value-type="float">
            <text:p>131,931818181818</text:p>
          </table:table-cell>
          <table:table-cell office:value-type="float" office:value="88.4713227107347" calcext:value-type="float">
            <text:p>88,4713227107347</text:p>
          </table:table-cell>
          <table:table-cell/>
          <table:table-cell office:value-type="float" office:value="62.2801065597288" calcext:value-type="float">
            <text:p>62,2801065597288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37.045454545455" calcext:value-type="float">
            <text:p>137,045454545455</text:p>
          </table:table-cell>
          <table:table-cell office:value-type="float" office:value="87.5547648627969" calcext:value-type="float">
            <text:p>87,5547648627969</text:p>
          </table:table-cell>
          <table:table-cell/>
          <table:table-cell office:value-type="float" office:value="61.6740436818824" calcext:value-type="float">
            <text:p>61,674043681882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42.159090909091" calcext:value-type="float">
            <text:p>142,159090909091</text:p>
          </table:table-cell>
          <table:table-cell office:value-type="float" office:value="86.6254698464779" calcext:value-type="float">
            <text:p>86,6254698464779</text:p>
          </table:table-cell>
          <table:table-cell/>
          <table:table-cell office:value-type="float" office:value="61.0620617471479" calcext:value-type="float">
            <text:p>61,062061747147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47.272727272727" calcext:value-type="float">
            <text:p>147,272727272727</text:p>
          </table:table-cell>
          <table:table-cell office:value-type="float" office:value="85.7857018841208" calcext:value-type="float">
            <text:p>85,7857018841208</text:p>
          </table:table-cell>
          <table:table-cell/>
          <table:table-cell office:value-type="float" office:value="60.6288294251884" calcext:value-type="float">
            <text:p>60,628829425188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52.386363636364" calcext:value-type="float">
            <text:p>152,386363636364</text:p>
          </table:table-cell>
          <table:table-cell office:value-type="float" office:value="84.9376096378725" calcext:value-type="float">
            <text:p>84,9376096378725</text:p>
          </table:table-cell>
          <table:table-cell/>
          <table:table-cell office:value-type="float" office:value="60.021282774122" calcext:value-type="float">
            <text:p>60,02128277412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57.5" calcext:value-type="float">
            <text:p>157,5</text:p>
          </table:table-cell>
          <table:table-cell office:value-type="float" office:value="83.2555552637048" calcext:value-type="float">
            <text:p>83,2555552637048</text:p>
          </table:table-cell>
          <table:table-cell/>
          <table:table-cell office:value-type="float" office:value="59.21392235826" calcext:value-type="float">
            <text:p>59,2139223582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62.613636363636" calcext:value-type="float">
            <text:p>162,613636363636</text:p>
          </table:table-cell>
          <table:table-cell office:value-type="float" office:value="82.884237303122" calcext:value-type="float">
            <text:p>82,884237303122</text:p>
          </table:table-cell>
          <table:table-cell/>
          <table:table-cell office:value-type="float" office:value="58.8041348358899" calcext:value-type="float">
            <text:p>58,804134835889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67.727272727273" calcext:value-type="float">
            <text:p>167,727272727273</text:p>
          </table:table-cell>
          <table:table-cell office:value-type="float" office:value="80.312018131922" calcext:value-type="float">
            <text:p>80,312018131922</text:p>
          </table:table-cell>
          <table:table-cell/>
          <table:table-cell office:value-type="float" office:value="57.6808995491032" calcext:value-type="float">
            <text:p>57,680899549103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72.840909090909" calcext:value-type="float">
            <text:p>172,840909090909</text:p>
          </table:table-cell>
          <table:table-cell office:value-type="float" office:value="80.2561450061562" calcext:value-type="float">
            <text:p>80,2561450061562</text:p>
          </table:table-cell>
          <table:table-cell/>
          <table:table-cell office:value-type="float" office:value="57.1950290308087" calcext:value-type="float">
            <text:p>57,1950290308087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77.954545454545" calcext:value-type="float">
            <text:p>177,954545454545</text:p>
          </table:table-cell>
          <table:table-cell office:value-type="float" office:value="75.156647825698" calcext:value-type="float">
            <text:p>75,156647825698</text:p>
          </table:table-cell>
          <table:table-cell/>
          <table:table-cell office:value-type="float" office:value="55.0649130362066" calcext:value-type="float">
            <text:p>55,064913036206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83.068181818182" calcext:value-type="float">
            <text:p>183,068181818182</text:p>
          </table:table-cell>
          <table:table-cell office:value-type="float" office:value="77.2944499485089" calcext:value-type="float">
            <text:p>77,2944499485089</text:p>
          </table:table-cell>
          <table:table-cell/>
          <table:table-cell office:value-type="float" office:value="55.5642229149428" calcext:value-type="float">
            <text:p>55,5642229149428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88.181818181818" calcext:value-type="float">
            <text:p>188,181818181818</text:p>
          </table:table-cell>
          <table:table-cell office:value-type="float" office:value="73.731541548684" calcext:value-type="float">
            <text:p>73,731541548684</text:p>
          </table:table-cell>
          <table:table-cell/>
          <table:table-cell office:value-type="float" office:value="54.1393817885209" calcext:value-type="float">
            <text:p>54,139381788520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93.295454545455" calcext:value-type="float">
            <text:p>193,295454545455</text:p>
          </table:table-cell>
          <table:table-cell office:value-type="float" office:value="72.970287567029" calcext:value-type="float">
            <text:p>72,970287567029</text:p>
          </table:table-cell>
          <table:table-cell/>
          <table:table-cell office:value-type="float" office:value="53.8317105928602" calcext:value-type="float">
            <text:p>53,831710592860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98.409090909091" calcext:value-type="float">
            <text:p>198,409090909091</text:p>
          </table:table-cell>
          <table:table-cell office:value-type="float" office:value="70.3404431804325" calcext:value-type="float">
            <text:p>70,3404431804325</text:p>
          </table:table-cell>
          <table:table-cell/>
          <table:table-cell office:value-type="float" office:value="52.7792382761754" calcext:value-type="float">
            <text:p>52,779238276175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03.522727272727" calcext:value-type="float">
            <text:p>203,522727272727</text:p>
          </table:table-cell>
          <table:table-cell office:value-type="float" office:value="69.3930709676127" calcext:value-type="float">
            <text:p>69,3930709676127</text:p>
          </table:table-cell>
          <table:table-cell/>
          <table:table-cell office:value-type="float" office:value="52.2688656175559" calcext:value-type="float">
            <text:p>52,268865617555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08.636363636364" calcext:value-type="float">
            <text:p>208,636363636364</text:p>
          </table:table-cell>
          <table:table-cell office:value-type="float" office:value="66.6428267657844" calcext:value-type="float">
            <text:p>66,6428267657844</text:p>
          </table:table-cell>
          <table:table-cell/>
          <table:table-cell office:value-type="float" office:value="51.3030500070315" calcext:value-type="float">
            <text:p>51,303050007031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13.75" calcext:value-type="float">
            <text:p>213,75</text:p>
          </table:table-cell>
          <table:table-cell office:value-type="float" office:value="65.8443098117844" calcext:value-type="float">
            <text:p>65,8443098117844</text:p>
          </table:table-cell>
          <table:table-cell/>
          <table:table-cell office:value-type="float" office:value="50.7760286877349" calcext:value-type="float">
            <text:p>50,776028687734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18.863636363636" calcext:value-type="float">
            <text:p>218,863636363636</text:p>
          </table:table-cell>
          <table:table-cell office:value-type="float" office:value="63.3518199815353" calcext:value-type="float">
            <text:p>63,3518199815353</text:p>
          </table:table-cell>
          <table:table-cell/>
          <table:table-cell office:value-type="float" office:value="50.1854196493483" calcext:value-type="float">
            <text:p>50,1854196493483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23.977272727273" calcext:value-type="float">
            <text:p>223,977272727273</text:p>
          </table:table-cell>
          <table:table-cell office:value-type="float" office:value="61.3988709161374" calcext:value-type="float">
            <text:p>61,3988709161374</text:p>
          </table:table-cell>
          <table:table-cell/>
          <table:table-cell office:value-type="float" office:value="49.5715811018372" calcext:value-type="float">
            <text:p>49,571581101837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29.090909090909" calcext:value-type="float">
            <text:p>229,090909090909</text:p>
          </table:table-cell>
          <table:table-cell office:value-type="float" office:value="60.9717296610839" calcext:value-type="float">
            <text:p>60,9717296610839</text:p>
          </table:table-cell>
          <table:table-cell/>
          <table:table-cell office:value-type="float" office:value="49.116446784732" calcext:value-type="float">
            <text:p>49,11644678473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34.204545454545" calcext:value-type="float">
            <text:p>234,204545454545</text:p>
          </table:table-cell>
          <table:table-cell office:value-type="float" office:value="59.6554145870228" calcext:value-type="float">
            <text:p>59,6554145870228</text:p>
          </table:table-cell>
          <table:table-cell/>
          <table:table-cell office:value-type="float" office:value="48.7538778054804" calcext:value-type="float">
            <text:p>48,753877805480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39.318181818182" calcext:value-type="float">
            <text:p>239,318181818182</text:p>
          </table:table-cell>
          <table:table-cell office:value-type="float" office:value="59.3899922765917" calcext:value-type="float">
            <text:p>59,3899922765917</text:p>
          </table:table-cell>
          <table:table-cell/>
          <table:table-cell office:value-type="float" office:value="48.4939323319285" calcext:value-type="float">
            <text:p>48,493932331928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44.431818181818" calcext:value-type="float">
            <text:p>244,431818181818</text:p>
          </table:table-cell>
          <table:table-cell office:value-type="float" office:value="59.2164226595779" calcext:value-type="float">
            <text:p>59,2164226595779</text:p>
          </table:table-cell>
          <table:table-cell/>
          <table:table-cell office:value-type="float" office:value="48.3963982031127" calcext:value-type="float">
            <text:p>48,3963982031127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49.545454545455" calcext:value-type="float">
            <text:p>249,545454545455</text:p>
          </table:table-cell>
          <table:table-cell office:value-type="float" office:value="59.5030705593976" calcext:value-type="float">
            <text:p>59,5030705593976</text:p>
          </table:table-cell>
          <table:table-cell/>
          <table:table-cell office:value-type="float" office:value="48.4863768959416" calcext:value-type="float">
            <text:p>48,486376895941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54.659090909091" calcext:value-type="float">
            <text:p>254,659090909091</text:p>
          </table:table-cell>
          <table:table-cell office:value-type="float" office:value="59.4447422032303" calcext:value-type="float">
            <text:p>59,4447422032303</text:p>
          </table:table-cell>
          <table:table-cell/>
          <table:table-cell office:value-type="float" office:value="48.4429899366557" calcext:value-type="float">
            <text:p>48,4429899366557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59.772727272727" calcext:value-type="float">
            <text:p>259,772727272727</text:p>
          </table:table-cell>
          <table:table-cell office:value-type="float" office:value="59.4618481783778" calcext:value-type="float">
            <text:p>59,4618481783778</text:p>
          </table:table-cell>
          <table:table-cell/>
          <table:table-cell office:value-type="float" office:value="48.456236737759" calcext:value-type="float">
            <text:p>48,456236737759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64.886363636364" calcext:value-type="float">
            <text:p>264,886363636364</text:p>
          </table:table-cell>
          <table:table-cell office:value-type="float" office:value="59.7351214128955" calcext:value-type="float">
            <text:p>59,7351214128955</text:p>
          </table:table-cell>
          <table:table-cell/>
          <table:table-cell office:value-type="float" office:value="48.5785786187944" calcext:value-type="float">
            <text:p>48,578578618794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59.5774703229803" calcext:value-type="float">
            <text:p>59,5774703229803</text:p>
          </table:table-cell>
          <table:table-cell/>
          <table:table-cell office:value-type="float" office:value="48.4057824242091" calcext:value-type="float">
            <text:p>48,4057824242091</text:p>
          </table:table-cell>
        </table:table-row>
      </table:table>
      <table:table table:name="2results4" table:style-name="ta1">
        <table:table-column table:style-name="co12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 office:value-type="float" office:value="180" calcext:value-type="float">
            <text:p>180</text:p>
          </table:table-cell>
          <table:table-cell office:value-type="float" office:value="55.3091452451815" calcext:value-type="float">
            <text:p>55,3091452451815</text:p>
          </table:table-cell>
        </table:table-row>
        <table:table-row table:style-name="ro1">
          <table:table-cell table:number-columns-repeated="3" office:value-type="float" office:value="180" calcext:value-type="float">
            <text:p>180</text:p>
          </table:table-cell>
          <table:table-cell office:value-type="float" office:value="75.7182182824535" calcext:value-type="float">
            <text:p>75,7182182824535</text:p>
          </table:table-cell>
        </table:table-row>
      </table:table>
      <table:table table:name="foff2results1" table:style-name="ta1">
        <table:table-column table:style-name="co12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37178312761720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309145245181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780005672436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7635183772111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599518433231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8527724258388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859841695115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938876040817</text:p>
          </table:table-cell>
        </table:table-row>
      </table:table>
      <table:table table:name="2results5" table:style-name="ta1">
        <table:shapes>
          <draw:frame draw:z-index="0" draw:style-name="gr1" draw:text-style-name="P1" svg:width="15.991cm" svg:height="9.004cm" svg:x="10.431cm" svg:y="0.983cm">
            <draw:object draw:notify-on-update-of-ranges="2results5.A1:2results5.A1 2results5.A2:2results5.A361 2results5.D1:2results5.D1 2results5.D2:2results5.D3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Detectors span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7153365411724" calcext:value-type="float">
            <text:p>62,7153365411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5939794671755" calcext:value-type="float">
            <text:p>62,5939794671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4745888611248" calcext:value-type="float">
            <text:p>62,4745888611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3563952769192" calcext:value-type="float">
            <text:p>62,3563952769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2398958933803" calcext:value-type="float">
            <text:p>62,23989589338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1244115753383" calcext:value-type="float">
            <text:p>62,1244115753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2.0098047015297" calcext:value-type="float">
            <text:p>62,0098047015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8971093420133" calcext:value-type="float">
            <text:p>61,8971093420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7848514637792" calcext:value-type="float">
            <text:p>61,7848514637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6747772481807" calcext:value-type="float">
            <text:p>61,6747772481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5645257083072" calcext:value-type="float">
            <text:p>61,5645257083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4554225490383" calcext:value-type="float">
            <text:p>61,4554225490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3475243598087" calcext:value-type="float">
            <text:p>61,3475243598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2405651912026" calcext:value-type="float">
            <text:p>61,24056519120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1343733861993" calcext:value-type="float">
            <text:p>61,13437338619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1.0308086804833" calcext:value-type="float">
            <text:p>61,03080868048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9281658050643" calcext:value-type="float">
            <text:p>60,9281658050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821300536611" calcext:value-type="float">
            <text:p>60,821300536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717812920671" calcext:value-type="float">
            <text:p>60,7178129206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6160487908069" calcext:value-type="float">
            <text:p>60,61604879080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5098633366174" calcext:value-type="float">
            <text:p>60,50986333661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4058148398174" calcext:value-type="float">
            <text:p>60,4058148398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3038774164312" calcext:value-type="float">
            <text:p>60,30387741643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1979754058114" calcext:value-type="float">
            <text:p>60,19797540581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0.0948945666975" calcext:value-type="float">
            <text:p>60,09489456669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9925859998402" calcext:value-type="float">
            <text:p>59,99258599984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8869660766052" calcext:value-type="float">
            <text:p>59,8869660766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7840766381346" calcext:value-type="float">
            <text:p>59,78407663813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6830981272638" calcext:value-type="float">
            <text:p>59,68309812726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5817347352431" calcext:value-type="float">
            <text:p>59,5817347352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4760820105545" calcext:value-type="float">
            <text:p>59,47608201055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3706429137132" calcext:value-type="float">
            <text:p>59,3706429137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2709467437023" calcext:value-type="float">
            <text:p>59,27094674370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1663657263435" calcext:value-type="float">
            <text:p>59,16636572634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9.0669129275416" calcext:value-type="float">
            <text:p>59,06691292754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9641202387991" calcext:value-type="float">
            <text:p>58,96412023879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8650513057935" calcext:value-type="float">
            <text:p>58,8650513057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7640749494729" calcext:value-type="float">
            <text:p>58,76407494947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6669389193782" calcext:value-type="float">
            <text:p>58,66693891937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5678678789327" calcext:value-type="float">
            <text:p>58,56786787893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4646596148993" calcext:value-type="float">
            <text:p>58,46465961489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3681373293962" calcext:value-type="float">
            <text:p>58,36813732939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2724733813925" calcext:value-type="float">
            <text:p>58,2724733813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1815908283826" calcext:value-type="float">
            <text:p>58,18159082838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8.0826789412003" calcext:value-type="float">
            <text:p>58,0826789412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9856933413679" calcext:value-type="float">
            <text:p>57,98569334136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8958936033616" calcext:value-type="float">
            <text:p>57,89589360336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7999594374665" calcext:value-type="float">
            <text:p>57,79995943746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7098328594579" calcext:value-type="float">
            <text:p>57,70983285945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618309540039" calcext:value-type="float">
            <text:p>57,618309540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5236828668152" calcext:value-type="float">
            <text:p>57,5236828668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4370781621914" calcext:value-type="float">
            <text:p>57,43707816219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3472806462333" calcext:value-type="float">
            <text:p>57,3472806462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2491947536118" calcext:value-type="float">
            <text:p>57,24919475361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1614697996586" calcext:value-type="float">
            <text:p>57,16146979965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7.0643157481326" calcext:value-type="float">
            <text:p>57,06431574813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9908669345775" calcext:value-type="float">
            <text:p>56,9908669345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8991036655274" calcext:value-type="float">
            <text:p>56,89910366552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8108951151624" calcext:value-type="float">
            <text:p>56,81089511516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7311565368201" calcext:value-type="float">
            <text:p>56,73115653682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6362254682408" calcext:value-type="float">
            <text:p>56,63622546824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5446413578648" calcext:value-type="float">
            <text:p>56,54464135786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4561764287786" calcext:value-type="float">
            <text:p>56,45617642877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3650508232684" calcext:value-type="float">
            <text:p>56,3650508232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2710108684335" calcext:value-type="float">
            <text:p>56,27101086843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1792881664707" calcext:value-type="float">
            <text:p>56,17928816647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6.0864140533784" calcext:value-type="float">
            <text:p>56,08641405337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9898692665833" calcext:value-type="float">
            <text:p>55,98986926658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894065615232" calcext:value-type="float">
            <text:p>55,8940656152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7983945762407" calcext:value-type="float">
            <text:p>55,79839457624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7035184518767" calcext:value-type="float">
            <text:p>55,70351845187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6107138186412" calcext:value-type="float">
            <text:p>55,61071381864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5215519422903" calcext:value-type="float">
            <text:p>55,52155194229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43720533814" calcext:value-type="float">
            <text:p>55,437205338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3437951707997" calcext:value-type="float">
            <text:p>55,34379517079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2545982809873" calcext:value-type="float">
            <text:p>55,25459828098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1676288489491" calcext:value-type="float">
            <text:p>55,16762884894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0783598712392" calcext:value-type="float">
            <text:p>55,07835987123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9938273730516" calcext:value-type="float">
            <text:p>54,99382737305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9072289103873" calcext:value-type="float">
            <text:p>54,90722891038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816423354296" calcext:value-type="float">
            <text:p>54,8164233542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7318743718392" calcext:value-type="float">
            <text:p>54,73187437183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6482857471414" calcext:value-type="float">
            <text:p>54,64828574714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5587252664201" calcext:value-type="float">
            <text:p>54,55872526642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4707480123831" calcext:value-type="float">
            <text:p>54,47074801238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3825064938113" calcext:value-type="float">
            <text:p>54,38250649381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2951084398627" calcext:value-type="float">
            <text:p>54,29510843986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20866887232" calcext:value-type="float">
            <text:p>54,208668872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1230643460784" calcext:value-type="float">
            <text:p>54,12306434607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038713324243" calcext:value-type="float">
            <text:p>54,0387133242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9774060360967" calcext:value-type="float">
            <text:p>53,97740603609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9170081927083" calcext:value-type="float">
            <text:p>53,91700819270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860550167318" calcext:value-type="float">
            <text:p>53,8605501673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804101342167" calcext:value-type="float">
            <text:p>53,8041013421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7507504121802" calcext:value-type="float">
            <text:p>53,75075041218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6970429839195" calcext:value-type="float">
            <text:p>53,69704298391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6404229103543" calcext:value-type="float">
            <text:p>53,64042291035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5790250561159" calcext:value-type="float">
            <text:p>53,57902505611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5232284283433" calcext:value-type="float">
            <text:p>53,52322842834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4503908086825" calcext:value-type="float">
            <text:p>53,4503908086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3791207543248" calcext:value-type="float">
            <text:p>53,37912075432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3663580307179" calcext:value-type="float">
            <text:p>53,36635803071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3133058441554" calcext:value-type="float">
            <text:p>53,31330584415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2458155532223" calcext:value-type="float">
            <text:p>53,24581555322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1795719826008" calcext:value-type="float">
            <text:p>53,17957198260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114612565808" calcext:value-type="float">
            <text:p>53,1146125658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0507814176909" calcext:value-type="float">
            <text:p>53,05078141769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0634352652976" calcext:value-type="float">
            <text:p>53,06343526529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0015895665723" calcext:value-type="float">
            <text:p>53,00158956657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9405194668239" calcext:value-type="float">
            <text:p>52,94051946682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8803278479905" calcext:value-type="float">
            <text:p>52,88032784799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8205499137975" calcext:value-type="float">
            <text:p>52,82054991379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76163751747" calcext:value-type="float">
            <text:p>52,761637517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7034105746549" calcext:value-type="float">
            <text:p>52,70341057465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6462437021639" calcext:value-type="float">
            <text:p>52,64624370216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5901696142461" calcext:value-type="float">
            <text:p>52,59016961424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5353021128533" calcext:value-type="float">
            <text:p>52,53530211285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4817764278565" calcext:value-type="float">
            <text:p>52,48177642785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4294260557937" calcext:value-type="float">
            <text:p>52,42942605579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3783723441043" calcext:value-type="float">
            <text:p>52,37837234410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3283077311258" calcext:value-type="float">
            <text:p>52,32830773112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3035351670089" calcext:value-type="float">
            <text:p>52,30353516700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2756430256895" calcext:value-type="float">
            <text:p>52,27564302568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228690197062" calcext:value-type="float">
            <text:p>52,2286901970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2309572309385" calcext:value-type="float">
            <text:p>52,23095723093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1854162372538" calcext:value-type="float">
            <text:p>52,18541623725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141416970753" calcext:value-type="float">
            <text:p>52,1414169707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0984275985782" calcext:value-type="float">
            <text:p>52,09842759857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0566436253344" calcext:value-type="float">
            <text:p>52,05664362533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0158284474181" calcext:value-type="float">
            <text:p>52,0158284474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97589189078" calcext:value-type="float">
            <text:p>51,975891890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937199108969" calcext:value-type="float">
            <text:p>51,9371991089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8997296126914" calcext:value-type="float">
            <text:p>51,89972961269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8630688391863" calcext:value-type="float">
            <text:p>51,86306883918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8275825733697" calcext:value-type="float">
            <text:p>51,82758257336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935145561105" calcext:value-type="float">
            <text:p>51,79351455611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601894598588" calcext:value-type="float">
            <text:p>51,76018945985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28112372019" calcext:value-type="float">
            <text:p>51,7281123720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972936780879" calcext:value-type="float">
            <text:p>51,69729367808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6740039193" calcext:value-type="float">
            <text:p>51,667400391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388541822319" calcext:value-type="float">
            <text:p>51,63885418223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109229051531" calcext:value-type="float">
            <text:p>51,61092290515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840265170841" calcext:value-type="float">
            <text:p>51,58402651708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577268288626" calcext:value-type="float">
            <text:p>51,55772682886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327776625996" calcext:value-type="float">
            <text:p>51,53277766259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08546803499" calcext:value-type="float">
            <text:p>51,5085468034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849358049183" calcext:value-type="float">
            <text:p>51,48493580491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62180604192" calcext:value-type="float">
            <text:p>51,462180604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402119995073" calcext:value-type="float">
            <text:p>51,44021199950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195227380609" calcext:value-type="float">
            <text:p>51,4195227380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9928006741" calcext:value-type="float">
            <text:p>51,399280067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799112716009" calcext:value-type="float">
            <text:p>51,37991127160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613688876265" calcext:value-type="float">
            <text:p>51,36136888762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32771149972" calcext:value-type="float">
            <text:p>51,34327711499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257894375923" calcext:value-type="float">
            <text:p>51,32578943759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094618290883" calcext:value-type="float">
            <text:p>51,30946182908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9414784682" calcext:value-type="float">
            <text:p>51,294147846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95483412649" calcext:value-type="float">
            <text:p>51,27954834126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665163445835" calcext:value-type="float">
            <text:p>51,26651634458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543285373956" calcext:value-type="float">
            <text:p>51,25432853739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432041458428" calcext:value-type="float">
            <text:p>51,24320414584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338434362355" calcext:value-type="float">
            <text:p>51,23384343623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254872657342" calcext:value-type="float">
            <text:p>51,22548726573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188414957339" calcext:value-type="float">
            <text:p>51,21884149573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135819544716" calcext:value-type="float">
            <text:p>51,21358195447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94261144519" calcext:value-type="float">
            <text:p>51,20942611445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63340259355" calcext:value-type="float">
            <text:p>51,20633402593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39991031575" calcext:value-type="float">
            <text:p>51,20399910315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26766752251" calcext:value-type="float">
            <text:p>51,20267667522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22393195113" calcext:value-type="float">
            <text:p>51,20223931951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24922394671" calcext:value-type="float">
            <text:p>51,20249223946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34435239402" calcext:value-type="float">
            <text:p>51,20344352394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4984684764" calcext:value-type="float">
            <text:p>51,2049846847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71683919233" calcext:value-type="float">
            <text:p>51,20716839192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983300832" calcext:value-type="float">
            <text:p>51,209833008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122063558588" calcext:value-type="float">
            <text:p>51,21220635585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139033213811" calcext:value-type="float">
            <text:p>51,21390332138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154320534087" calcext:value-type="float">
            <text:p>51,21543205340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187225795545" calcext:value-type="float">
            <text:p>51,21872257955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22490829846" calcext:value-type="float">
            <text:p>51,222490829846</text:p>
          </table:table-cell>
        </table:table-row>
        <table:table-row table:style-name="ro1">
          <table:table-cell table:number-columns-repeated="3" office:value-type="float" office:value="180" calcext:value-type="float">
            <text:p>180</text:p>
          </table:table-cell>
          <table:table-cell office:value-type="float" office:value="51.2264653033577" calcext:value-type="float">
            <text:p>51,22646530335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30753296557" calcext:value-type="float">
            <text:p>51,2307532965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354893966204" calcext:value-type="float">
            <text:p>51,23548939662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406145724473" calcext:value-type="float">
            <text:p>51,24061457244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461087039046" calcext:value-type="float">
            <text:p>51,24610870390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519087701517" calcext:value-type="float">
            <text:p>51,251908770151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579026098532" calcext:value-type="float">
            <text:p>51,25790260985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643652210197" calcext:value-type="float">
            <text:p>51,26436522101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10257209251" calcext:value-type="float">
            <text:p>51,27102572092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81727158965" calcext:value-type="float">
            <text:p>51,27817271589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854559367982" calcext:value-type="float">
            <text:p>51,28545593679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932052978799" calcext:value-type="float">
            <text:p>51,29320529787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011453897847" calcext:value-type="float">
            <text:p>51,30114538978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094825601257" calcext:value-type="float">
            <text:p>51,30948256012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178242639329" calcext:value-type="float">
            <text:p>51,31782426393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267643403144" calcext:value-type="float">
            <text:p>51,32676434031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56940865036" calcext:value-type="float">
            <text:p>51,33569408650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49407034103" calcext:value-type="float">
            <text:p>51,34494070341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86191531662" calcext:value-type="float">
            <text:p>51,33861915316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11166093084" calcext:value-type="float">
            <text:p>51,33111660930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92101945568" calcext:value-type="float">
            <text:p>51,33921019455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70292177078" calcext:value-type="float">
            <text:p>51,34702921770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55080112866" calcext:value-type="float">
            <text:p>51,3550801128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630890857094" calcext:value-type="float">
            <text:p>51,36308908570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71293403445" calcext:value-type="float">
            <text:p>51,3712934034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797833768489" calcext:value-type="float">
            <text:p>51,379783376848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882408390355" calcext:value-type="float">
            <text:p>51,38824083903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969680549134" calcext:value-type="float">
            <text:p>51,39696805491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060756230965" calcext:value-type="float">
            <text:p>51,40607562309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151255813499" calcext:value-type="float">
            <text:p>51,41512558134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243026121297" calcext:value-type="float">
            <text:p>51,42430261212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337133556505" calcext:value-type="float">
            <text:p>51,43371335565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432283292954" calcext:value-type="float">
            <text:p>51,44322832929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529550487413" calcext:value-type="float">
            <text:p>51,45295504874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629709695384" calcext:value-type="float">
            <text:p>51,46297096953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731325747026" calcext:value-type="float">
            <text:p>51,47313257470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63664144285" calcext:value-type="float">
            <text:p>51,4636641442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45292287886" calcext:value-type="float">
            <text:p>51,4452922878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26303432397" calcext:value-type="float">
            <text:p>51,4263034323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07611435302" calcext:value-type="float">
            <text:p>51,4076114353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888243032409" calcext:value-type="float">
            <text:p>51,38882430324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705347263239" calcext:value-type="float">
            <text:p>51,37053472632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521412649466" calcext:value-type="float">
            <text:p>51,35214126494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36508811514" calcext:value-type="float">
            <text:p>51,33365088115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149967228283" calcext:value-type="float">
            <text:p>51,314996722828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968006634985" calcext:value-type="float">
            <text:p>51,29680066349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82148688353" calcext:value-type="float">
            <text:p>51,278214868835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845567473016" calcext:value-type="float">
            <text:p>51,28455674730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912173681945" calcext:value-type="float">
            <text:p>51,29121736819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984600757061" calcext:value-type="float">
            <text:p>51,29846007570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062183881527" calcext:value-type="float">
            <text:p>51,30621838815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143798501395" calcext:value-type="float">
            <text:p>51,31437985013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231803757139" calcext:value-type="float">
            <text:p>51,32318037571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25288315495" calcext:value-type="float">
            <text:p>51,33252883154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24627782469" calcext:value-type="float">
            <text:p>51,34246277824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527474729206" calcext:value-type="float">
            <text:p>51,35274747292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63381520441" calcext:value-type="float">
            <text:p>51,3633815204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745666502545" calcext:value-type="float">
            <text:p>51,37456665025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862156642339" calcext:value-type="float">
            <text:p>51,386215664233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982184690734" calcext:value-type="float">
            <text:p>51,39821846907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3460900538" calcext:value-type="float">
            <text:p>51,3334609005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42660523808" calcext:value-type="float">
            <text:p>51,3442660523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551731567036" calcext:value-type="float">
            <text:p>51,35517315670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662339623385" calcext:value-type="float">
            <text:p>51,36623396233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775869053573" calcext:value-type="float">
            <text:p>51,37758690535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888843233207" calcext:value-type="float">
            <text:p>51,38888432332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689073325601" calcext:value-type="float">
            <text:p>51,26890733256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7561046751" calcext:value-type="float">
            <text:p>51,2775610467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868480108009" calcext:value-type="float">
            <text:p>51,286848010800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30752957177" calcext:value-type="float">
            <text:p>51,1307529571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368347465824" calcext:value-type="float">
            <text:p>51,13683474658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434778256788" calcext:value-type="float">
            <text:p>51,14347782567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509934165437" calcext:value-type="float">
            <text:p>51,15099341654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542627592494" calcext:value-type="float">
            <text:p>51,15426275924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635909897844" calcext:value-type="float">
            <text:p>51,16359098978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736615742413" calcext:value-type="float">
            <text:p>51,17366157424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845475549483" calcext:value-type="float">
            <text:p>51,18454755494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1961041462965" calcext:value-type="float">
            <text:p>51,19610414629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0819629301" calcext:value-type="float">
            <text:p>51,208196293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20988593599" calcext:value-type="float">
            <text:p>51,2209885935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344454664876" calcext:value-type="float">
            <text:p>51,23444546648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486983748291" calcext:value-type="float">
            <text:p>51,24869837482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635614576264" calcext:value-type="float">
            <text:p>51,26356145762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90631760006" calcext:value-type="float">
            <text:p>51,27906317600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953411622694" calcext:value-type="float">
            <text:p>51,29534116226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123126744341" calcext:value-type="float">
            <text:p>51,312312674434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301042296215" calcext:value-type="float">
            <text:p>51,33010422962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85769445853" calcext:value-type="float">
            <text:p>51,34857694458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22910447048" calcext:value-type="float">
            <text:p>51,34229104470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198533617517" calcext:value-type="float">
            <text:p>51,31985336175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576597935081" calcext:value-type="float">
            <text:p>51,25765979350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766785215082" calcext:value-type="float">
            <text:p>51,27667852150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281262812495" calcext:value-type="float">
            <text:p>51,28126281249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015567314183" calcext:value-type="float">
            <text:p>51,30155673141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227370771617" calcext:value-type="float">
            <text:p>51,32273707716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447499655365" calcext:value-type="float">
            <text:p>51,34474996553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676537905708" calcext:value-type="float">
            <text:p>51,36765379057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3914557043503" calcext:value-type="float">
            <text:p>51,39145570435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160734561179" calcext:value-type="float">
            <text:p>51,41607345611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418543855718" calcext:value-type="float">
            <text:p>51,44185438557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684124364739" calcext:value-type="float">
            <text:p>51,46841243647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4958805952166" calcext:value-type="float">
            <text:p>51,495880595216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24113607087" calcext:value-type="float">
            <text:p>51,5241136070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535588660588" calcext:value-type="float">
            <text:p>51,55355886605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834656482161" calcext:value-type="float">
            <text:p>51,58346564821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144811247708" calcext:value-type="float">
            <text:p>51,61448112477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452035549136" calcext:value-type="float">
            <text:p>51,645203554913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767202462081" calcext:value-type="float">
            <text:p>51,67672024620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091125958771" calcext:value-type="float">
            <text:p>51,70911259587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300577614302" calcext:value-type="float">
            <text:p>51,63005776143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621137229545" calcext:value-type="float">
            <text:p>51,66211372295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953837223858" calcext:value-type="float">
            <text:p>51,69538372238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588109595233" calcext:value-type="float">
            <text:p>51,5881095952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210090888229" calcext:value-type="float">
            <text:p>51,621009088822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553218953122" calcext:value-type="float">
            <text:p>51,65532189531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6909383577301" calcext:value-type="float">
            <text:p>51,69093835773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277278861837" calcext:value-type="float">
            <text:p>51,72772788618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655509376978" calcext:value-type="float">
            <text:p>51,76555093769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154411572011" calcext:value-type="float">
            <text:p>51,71544115720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481000167725" calcext:value-type="float">
            <text:p>51,74810001677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7874722594645" calcext:value-type="float">
            <text:p>51,787472259464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8274133053627" calcext:value-type="float">
            <text:p>51,82741330536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8686650421596" calcext:value-type="float">
            <text:p>51,86866504215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9106715735832" calcext:value-type="float">
            <text:p>51,910671573583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9534311166231" calcext:value-type="float">
            <text:p>51,95343111662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1.9971806706226" calcext:value-type="float">
            <text:p>51,99718067062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041822862543" calcext:value-type="float">
            <text:p>52,04182286254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0869857913692" calcext:value-type="float">
            <text:p>52,086985791369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1331273532984" calcext:value-type="float">
            <text:p>52,13312735329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179865139243" calcext:value-type="float">
            <text:p>52,1798651392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2271963906511" calcext:value-type="float">
            <text:p>52,22719639065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2750651803485" calcext:value-type="float">
            <text:p>52,27506518034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3237577332416" calcext:value-type="float">
            <text:p>52,32375773324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3730796992672" calcext:value-type="float">
            <text:p>52,373079699267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4232322206426" calcext:value-type="float">
            <text:p>52,42323222064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4739639113173" calcext:value-type="float">
            <text:p>52,473963911317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5249873564278" calcext:value-type="float">
            <text:p>52,524987356427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57669469927" calcext:value-type="float">
            <text:p>52,576694699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6291998131092" calcext:value-type="float">
            <text:p>52,629199813109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6828321001989" calcext:value-type="float">
            <text:p>52,68283210019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7369615660199" calcext:value-type="float">
            <text:p>52,73696156601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7915646409147" calcext:value-type="float">
            <text:p>52,79156464091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846949841594" calcext:value-type="float">
            <text:p>52,8469498415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9029859496641" calcext:value-type="float">
            <text:p>52,90298594966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2.9597125549037" calcext:value-type="float">
            <text:p>52,95971255490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0167936526788" calcext:value-type="float">
            <text:p>53,01679365267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0748243288071" calcext:value-type="float">
            <text:p>53,07482432880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1333341768504" calcext:value-type="float">
            <text:p>53,133334176850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192354932418" calcext:value-type="float">
            <text:p>53,1923549324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2522271567864" calcext:value-type="float">
            <text:p>53,25222715678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3127270648447" calcext:value-type="float">
            <text:p>53,31272706484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3736143113747" calcext:value-type="float">
            <text:p>53,37361431137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4351768803694" calcext:value-type="float">
            <text:p>53,43517688036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4973182327241" calcext:value-type="float">
            <text:p>53,49731823272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5598601103064" calcext:value-type="float">
            <text:p>53,559860110306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623166474955" calcext:value-type="float">
            <text:p>53,6231664749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6870892146959" calcext:value-type="float">
            <text:p>53,68708921469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751677584551" calcext:value-type="float">
            <text:p>53,7516775845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8171065912509" calcext:value-type="float">
            <text:p>53,81710659125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8830947895166" calcext:value-type="float">
            <text:p>53,88309478951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3.949721360935" calcext:value-type="float">
            <text:p>53,9497213609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0167599211083" calcext:value-type="float">
            <text:p>54,016759921108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0842002107759" calcext:value-type="float">
            <text:p>54,08420021077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1523183363205" calcext:value-type="float">
            <text:p>54,15231833632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2207523346708" calcext:value-type="float">
            <text:p>54,22075233467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2896605993208" calcext:value-type="float">
            <text:p>54,28966059932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3590606523699" calcext:value-type="float">
            <text:p>54,35906065236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4289739503169" calcext:value-type="float">
            <text:p>54,428973950316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4992866220943" calcext:value-type="float">
            <text:p>54,49928662209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5701473476669" calcext:value-type="float">
            <text:p>54,57014734766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6414197693348" calcext:value-type="float">
            <text:p>54,64141976933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7132814446623" calcext:value-type="float">
            <text:p>54,71328144466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7855853064332" calcext:value-type="float">
            <text:p>54,78558530643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8585262186675" calcext:value-type="float">
            <text:p>54,85852621866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4.9319762014326" calcext:value-type="float">
            <text:p>54,93197620143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0059907049758" calcext:value-type="float">
            <text:p>55,00599070497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0806910879749" calcext:value-type="float">
            <text:p>55,080691087974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1559622700637" calcext:value-type="float">
            <text:p>55,15596227006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2320795283025" calcext:value-type="float">
            <text:p>55,23207952830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55.309290767393" calcext:value-type="float">
            <text:p>55,309290767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Adobe Blank" style:language-asian="zh" style:country-asian="CN" style:font-name-complex="Ek Mukt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3:48:09.676061617</meta:creation-date>
    <dc:date>2020-04-05T01:12:51.597526734</dc:date>
    <meta:editing-duration>PT13M38S</meta:editing-duration>
    <meta:editing-cycles>1</meta:editing-cycles>
    <meta:document-statistic meta:table-count="6" meta:cell-count="1804" meta:object-count="4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2.215cm" svg:y="0.316cm" chart:style-name="ch2">
          <text:p>RMSE in relation to detectors number</text:p>
        </chart:title>
        <chart:legend chart:legend-position="end" svg:x="11.923cm" svg:y="0.22cm" style:legend-expansion="custom" chartooo:width="3.859cm" chartooo:height="1.096cm" style:legend-expansion-aspect-ratio="3.52098540145985" chart:style-name="ch3"/>
        <chart:plot-area chart:style-name="ch4" table:cell-range-address="2results1.B1:2results1.B9 2results1.D1:2results1.D9 2results1.F1:2results1.F9" chart:data-source-has-labels="row" svg:x="1.33cm" svg:y="1.275cm" svg:width="14.335cm" svg:height="6.568cm">
          <chartooo:coordinate-region svg:x="1.951cm" svg:y="1.474cm" svg:width="13.434cm" svg:height="5.722cm"/>
          <chart:axis chart:dimension="x" chart:name="primary-x" chart:style-name="ch5">
            <chart:title svg:x="7.752cm" svg:y="8.023cm" chart:style-name="ch6">
              <text:p>Detectors</text:p>
            </chart:title>
          </chart:axis>
          <chart:axis chart:dimension="y" chart:name="primary-y" chart:style-name="ch5">
            <chart:title svg:x="0.451cm" svg:y="5.079cm" chart:style-name="ch7">
              <text:p>RMSE</text:p>
            </chart:title>
            <chart:grid chart:style-name="ch8" chart:class="major"/>
          </chart:axis>
          <chart:series chart:style-name="ch9" chart:values-cell-range-address="2results1.D2:2results1.D9" chart:label-cell-address="2results1.D1:2results1.D1" chart:class="chart:scatter">
            <chart:domain table:cell-range-address="2results1.B2:2results1.B9"/>
            <chart:data-point chart:repeated="8"/>
          </chart:series>
          <chart:series chart:style-name="ch10" chart:values-cell-range-address="2results1.F2:2results1.F9" chart:label-cell-address="2results1.F1:2results1.F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MSE (filtered)</text:p>
                <draw:g>
                  <svg:desc>2results1.D1:2results1.D1</svg:desc>
                </draw:g>
              </table:table-cell>
              <table:table-cell office:value-type="string">
                <text:p>RMSE (unfiltered)</text:p>
                <draw:g>
                  <svg:desc>2results1.F1:2results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2results1.B2:2results1.B9</svg:desc>
                </draw:g>
              </table:table-cell>
              <table:table-cell office:value-type="float" office:value="59.5573985265781">
                <text:p>59.5573985265781</text:p>
                <draw:g>
                  <svg:desc>2results1.D2:2results1.D9</svg:desc>
                </draw:g>
              </table:table-cell>
              <table:table-cell office:value-type="float" office:value="52.3717831276172">
                <text:p>52.3717831276172</text:p>
                <draw:g>
                  <svg:desc>2results1.F2:2results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7182182824535">
                <text:p>75.7182182824535</text:p>
              </table:table-cell>
              <table:table-cell office:value-type="float" office:value="55.3091452451815">
                <text:p>55.30914524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77.4430012071223">
                <text:p>77.4430012071223</text:p>
              </table:table-cell>
              <table:table-cell office:value-type="float" office:value="55.7800056724369">
                <text:p>55.7800056724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78.3497237525085">
                <text:p>78.3497237525085</text:p>
              </table:table-cell>
              <table:table-cell office:value-type="float" office:value="55.7635183772112">
                <text:p>55.763518377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77.3972936218964">
                <text:p>77.3972936218964</text:p>
              </table:table-cell>
              <table:table-cell office:value-type="float" office:value="55.5995184332315">
                <text:p>55.5995184332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77.876414118205">
                <text:p>77.876414118205</text:p>
              </table:table-cell>
              <table:table-cell office:value-type="float" office:value="55.8527724258388">
                <text:p>55.8527724258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">
                <text:p>630</text:p>
              </table:table-cell>
              <table:table-cell office:value-type="float" office:value="78.1136461287723">
                <text:p>78.1136461287723</text:p>
              </table:table-cell>
              <table:table-cell office:value-type="float" office:value="55.8598416951159">
                <text:p>55.8598416951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77.2605806909406">
                <text:p>77.2605806909406</text:p>
              </table:table-cell>
              <table:table-cell office:value-type="float" office:value="55.938876040817">
                <text:p>55.93887604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1.78cm" svg:y="0.29cm" chart:style-name="ch2">
          <text:p>RMSE in relation to number of scanning steps</text:p>
        </chart:title>
        <chart:legend chart:legend-position="end" svg:x="11.893cm" svg:y="0.247cm" style:legend-expansion="custom" chartooo:width="3.859cm" chartooo:height="1.096cm" style:legend-expansion-aspect-ratio="3.52098540145985" chart:style-name="ch3"/>
        <chart:plot-area chart:style-name="ch4" table:cell-range-address="2results2.A1:2results2.A9 2results2.D1:2results2.D9 2results2.F1:2results2.F9" chart:data-source-has-labels="row" svg:x="1.143cm" svg:y="1.274cm" svg:width="14.438cm" svg:height="6.569cm">
          <chartooo:coordinate-region svg:x="1.95cm" svg:y="1.473cm" svg:width="13.351cm" svg:height="5.723cm"/>
          <chart:axis chart:dimension="x" chart:name="primary-x" chart:style-name="ch5">
            <chart:title svg:x="7.193cm" svg:y="8.023cm" chart:style-name="ch6">
              <text:p>Scanning steps</text:p>
            </chart:title>
          </chart:axis>
          <chart:axis chart:dimension="y" chart:name="primary-y" chart:style-name="ch5">
            <chart:title svg:x="0.264cm" svg:y="5.078cm" chart:style-name="ch7">
              <text:p>RMSE</text:p>
            </chart:title>
            <chart:grid chart:style-name="ch8" chart:class="major"/>
          </chart:axis>
          <chart:series chart:style-name="ch9" chart:values-cell-range-address="2results2.D2:2results2.D9" chart:label-cell-address="2results2.D1:2results2.D1" chart:class="chart:scatter">
            <chart:domain table:cell-range-address="2results2.A2:2results2.A9"/>
            <chart:data-point chart:repeated="8"/>
          </chart:series>
          <chart:series chart:style-name="ch10" chart:values-cell-range-address="2results2.F2:2results2.F9" chart:label-cell-address="2results2.F1:2results2.F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MSE (filtered)</text:p>
                <draw:g>
                  <svg:desc>2results2.D1:2results2.D1</svg:desc>
                </draw:g>
              </table:table-cell>
              <table:table-cell office:value-type="string">
                <text:p>RMSE (unfiltered)</text:p>
                <draw:g>
                  <svg:desc>2results2.F1:2results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2results2.A2:2results2.A9</svg:desc>
                </draw:g>
              </table:table-cell>
              <table:table-cell office:value-type="float" office:value="51.92888051398">
                <text:p>51.92888051398</text:p>
                <draw:g>
                  <svg:desc>2results2.D2:2results2.D9</svg:desc>
                </draw:g>
              </table:table-cell>
              <table:table-cell office:value-type="float" office:value="50.0204565107618">
                <text:p>50.0204565107618</text:p>
                <draw:g>
                  <svg:desc>2results2.F2:2results2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75.7182182824535">
                <text:p>75.7182182824535</text:p>
              </table:table-cell>
              <table:table-cell office:value-type="float" office:value="55.3091452451815">
                <text:p>55.309145245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85.5510893267881">
                <text:p>85.5510893267881</text:p>
              </table:table-cell>
              <table:table-cell office:value-type="float" office:value="65.4376231598337">
                <text:p>65.4376231598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85.7495751739351">
                <text:p>85.7495751739351</text:p>
              </table:table-cell>
              <table:table-cell office:value-type="float" office:value="65.5342305246908">
                <text:p>65.5342305246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85.4081492116818">
                <text:p>85.4081492116818</text:p>
              </table:table-cell>
              <table:table-cell office:value-type="float" office:value="65.1394551268996">
                <text:p>65.1394551268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85.8115223951818">
                <text:p>85.8115223951818</text:p>
              </table:table-cell>
              <table:table-cell office:value-type="float" office:value="65.6053044252413">
                <text:p>65.6053044252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">
                <text:p>630</text:p>
              </table:table-cell>
              <table:table-cell office:value-type="float" office:value="86.270688335638">
                <text:p>86.270688335638</text:p>
              </table:table-cell>
              <table:table-cell office:value-type="float" office:value="65.8323872807999">
                <text:p>65.8323872807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86.3650186315958">
                <text:p>86.3650186315958</text:p>
              </table:table-cell>
              <table:table-cell office:value-type="float" office:value="65.9456612546279">
                <text:p>65.9456612546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002cm" svg:y="0.263cm" chart:style-name="ch2">
          <text:p>RMSE in relation to detector span</text:p>
        </chart:title>
        <chart:legend chart:legend-position="end" svg:x="11.819cm" svg:y="0.299cm" style:legend-expansion="custom" chartooo:width="3.859cm" chartooo:height="1.096cm" style:legend-expansion-aspect-ratio="3.52098540145985" chart:style-name="ch3"/>
        <chart:plot-area chart:style-name="ch4" table:cell-range-address="2results3.C2:2results3.D46 2results3.D1:2results3.D1 2results3.F1:2results3.F46" chart:data-source-has-labels="row" svg:x="1.142cm" svg:y="1.273cm" svg:width="14.146cm" svg:height="6.568cm">
          <chartooo:coordinate-region svg:x="1.949cm" svg:y="1.473cm" svg:width="13.059cm" svg:height="5.721cm"/>
          <chart:axis chart:dimension="x" chart:name="primary-x" chart:style-name="ch5">
            <chart:title svg:x="6.359cm" svg:y="8.021cm" chart:style-name="ch6">
              <text:p>Detectors span [degrees]</text:p>
            </chart:title>
          </chart:axis>
          <chart:axis chart:dimension="y" chart:name="primary-y" chart:style-name="ch5">
            <chart:title svg:x="0.263cm" svg:y="5.077cm" chart:style-name="ch7">
              <text:p>RMSE</text:p>
            </chart:title>
            <chart:grid chart:style-name="ch8" chart:class="major"/>
          </chart:axis>
          <chart:series chart:style-name="ch9" chart:values-cell-range-address="2results3.D2:2results3.D46" chart:label-cell-address="2results3.D1:2results3.D1" chart:class="chart:scatter">
            <chart:domain table:cell-range-address="2results3.C2:2results3.C46"/>
            <chart:data-point chart:repeated="45"/>
          </chart:series>
          <chart:series chart:style-name="ch10" chart:values-cell-range-address="2results3.F2:2results3.F46" chart:label-cell-address="2results3.F1:2results3.F1" chart:class="chart:scatter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RMSE (filtered)</text:p>
                <draw:g>
                  <svg:desc>2results3.D1:2results3.D1</svg:desc>
                </draw:g>
              </table:table-cell>
              <table:table-cell office:value-type="string">
                <text:p>RMSE (unfiltered)</text:p>
                <draw:g>
                  <svg:desc>2results3.F1:2results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2results3.C2:2results3.C46</svg:desc>
                </draw:g>
              </table:table-cell>
              <table:table-cell office:value-type="float" office:value="63.5444632632462">
                <text:p>63.5444632632462</text:p>
                <draw:g>
                  <svg:desc>2results3.D2:2results3.D46</svg:desc>
                </draw:g>
              </table:table-cell>
              <table:table-cell office:value-type="float" office:value="62.7229434640374">
                <text:p>62.7229434640374</text:p>
                <draw:g>
                  <svg:desc>2results3.F2:2results3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1136363636364">
                <text:p>50.1136363636364</text:p>
              </table:table-cell>
              <table:table-cell office:value-type="float" office:value="65.4183582505456">
                <text:p>65.4183582505456</text:p>
              </table:table-cell>
              <table:table-cell office:value-type="float" office:value="63.801918300748">
                <text:p>63.80191830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2272727272727">
                <text:p>55.2272727272727</text:p>
              </table:table-cell>
              <table:table-cell office:value-type="float" office:value="66.9429596311974">
                <text:p>66.9429596311974</text:p>
              </table:table-cell>
              <table:table-cell office:value-type="float" office:value="65.0757960874472">
                <text:p>65.075796087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3409090909091">
                <text:p>60.3409090909091</text:p>
              </table:table-cell>
              <table:table-cell office:value-type="float" office:value="68.7748760670097">
                <text:p>68.7748760670097</text:p>
              </table:table-cell>
              <table:table-cell office:value-type="float" office:value="66.4390977693263">
                <text:p>66.4390977693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545454545455">
                <text:p>65.4545454545455</text:p>
              </table:table-cell>
              <table:table-cell office:value-type="float" office:value="70.287107507038">
                <text:p>70.287107507038</text:p>
              </table:table-cell>
              <table:table-cell office:value-type="float" office:value="66.7018476842785">
                <text:p>66.7018476842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5681818181818">
                <text:p>70.5681818181818</text:p>
              </table:table-cell>
              <table:table-cell office:value-type="float" office:value="71.7289362944791">
                <text:p>71.7289362944791</text:p>
              </table:table-cell>
              <table:table-cell office:value-type="float" office:value="67.8203818710613">
                <text:p>67.8203818710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6818181818182">
                <text:p>75.6818181818182</text:p>
              </table:table-cell>
              <table:table-cell office:value-type="float" office:value="73.0034283310244">
                <text:p>73.0034283310244</text:p>
              </table:table-cell>
              <table:table-cell office:value-type="float" office:value="66.931596333846">
                <text:p>66.931596333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954545454546">
                <text:p>80.7954545454546</text:p>
              </table:table-cell>
              <table:table-cell office:value-type="float" office:value="75.2633455264476">
                <text:p>75.2633455264476</text:p>
              </table:table-cell>
              <table:table-cell office:value-type="float" office:value="67.0289066595725">
                <text:p>67.0289066595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9090909090909">
                <text:p>85.9090909090909</text:p>
              </table:table-cell>
              <table:table-cell office:value-type="float" office:value="74.026964163314">
                <text:p>74.026964163314</text:p>
              </table:table-cell>
              <table:table-cell office:value-type="float" office:value="66.4134617921841">
                <text:p>66.413461792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227272727273">
                <text:p>91.0227272727273</text:p>
              </table:table-cell>
              <table:table-cell office:value-type="float" office:value="76.9795035516514">
                <text:p>76.9795035516514</text:p>
              </table:table-cell>
              <table:table-cell office:value-type="float" office:value="66.3175931879271">
                <text:p>66.3175931879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1363636363636">
                <text:p>96.1363636363636</text:p>
              </table:table-cell>
              <table:table-cell office:value-type="float" office:value="77.1298019283885">
                <text:p>77.1298019283885</text:p>
              </table:table-cell>
              <table:table-cell office:value-type="float" office:value="65.9002388980994">
                <text:p>65.9002388980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.25">
                <text:p>101.25</text:p>
              </table:table-cell>
              <table:table-cell office:value-type="float" office:value="78.2721637751943">
                <text:p>78.2721637751943</text:p>
              </table:table-cell>
              <table:table-cell office:value-type="float" office:value="65.6508036039059">
                <text:p>65.6508036039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363636363636">
                <text:p>106.363636363636</text:p>
              </table:table-cell>
              <table:table-cell office:value-type="float" office:value="79.1245397116974">
                <text:p>79.1245397116974</text:p>
              </table:table-cell>
              <table:table-cell office:value-type="float" office:value="65.0276549155753">
                <text:p>65.0276549155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477272727273">
                <text:p>111.477272727273</text:p>
              </table:table-cell>
              <table:table-cell office:value-type="float" office:value="81.1324575189774">
                <text:p>81.1324575189774</text:p>
              </table:table-cell>
              <table:table-cell office:value-type="float" office:value="64.9739298000263">
                <text:p>64.9739298000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90909090909">
                <text:p>116.590909090909</text:p>
              </table:table-cell>
              <table:table-cell office:value-type="float" office:value="79.7916947255547">
                <text:p>79.7916947255547</text:p>
              </table:table-cell>
              <table:table-cell office:value-type="float" office:value="64.2673590152935">
                <text:p>64.2673590152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704545454545">
                <text:p>121.704545454545</text:p>
              </table:table-cell>
              <table:table-cell office:value-type="float" office:value="85.7343385469792">
                <text:p>85.7343385469792</text:p>
              </table:table-cell>
              <table:table-cell office:value-type="float" office:value="63.7345440484322">
                <text:p>63.7345440484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818181818182">
                <text:p>126.818181818182</text:p>
              </table:table-cell>
              <table:table-cell office:value-type="float" office:value="89.2241674070854">
                <text:p>89.2241674070854</text:p>
              </table:table-cell>
              <table:table-cell office:value-type="float" office:value="62.7335427313481">
                <text:p>62.7335427313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931818181818">
                <text:p>131.931818181818</text:p>
              </table:table-cell>
              <table:table-cell office:value-type="float" office:value="88.4713227107347">
                <text:p>88.4713227107347</text:p>
              </table:table-cell>
              <table:table-cell office:value-type="float" office:value="62.2801065597288">
                <text:p>62.2801065597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.045454545455">
                <text:p>137.045454545455</text:p>
              </table:table-cell>
              <table:table-cell office:value-type="float" office:value="87.5547648627969">
                <text:p>87.5547648627969</text:p>
              </table:table-cell>
              <table:table-cell office:value-type="float" office:value="61.6740436818824">
                <text:p>61.6740436818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.159090909091">
                <text:p>142.159090909091</text:p>
              </table:table-cell>
              <table:table-cell office:value-type="float" office:value="86.6254698464779">
                <text:p>86.6254698464779</text:p>
              </table:table-cell>
              <table:table-cell office:value-type="float" office:value="61.0620617471479">
                <text:p>61.0620617471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272727272727">
                <text:p>147.272727272727</text:p>
              </table:table-cell>
              <table:table-cell office:value-type="float" office:value="85.7857018841208">
                <text:p>85.7857018841208</text:p>
              </table:table-cell>
              <table:table-cell office:value-type="float" office:value="60.6288294251884">
                <text:p>60.6288294251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.386363636364">
                <text:p>152.386363636364</text:p>
              </table:table-cell>
              <table:table-cell office:value-type="float" office:value="84.9376096378725">
                <text:p>84.9376096378725</text:p>
              </table:table-cell>
              <table:table-cell office:value-type="float" office:value="60.021282774122">
                <text:p>60.021282774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.5">
                <text:p>157.5</text:p>
              </table:table-cell>
              <table:table-cell office:value-type="float" office:value="83.2555552637048">
                <text:p>83.2555552637048</text:p>
              </table:table-cell>
              <table:table-cell office:value-type="float" office:value="59.21392235826">
                <text:p>59.21392235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2.613636363636">
                <text:p>162.613636363636</text:p>
              </table:table-cell>
              <table:table-cell office:value-type="float" office:value="82.884237303122">
                <text:p>82.884237303122</text:p>
              </table:table-cell>
              <table:table-cell office:value-type="float" office:value="58.8041348358899">
                <text:p>58.8041348358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.727272727273">
                <text:p>167.727272727273</text:p>
              </table:table-cell>
              <table:table-cell office:value-type="float" office:value="80.312018131922">
                <text:p>80.312018131922</text:p>
              </table:table-cell>
              <table:table-cell office:value-type="float" office:value="57.6808995491032">
                <text:p>57.6808995491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.840909090909">
                <text:p>172.840909090909</text:p>
              </table:table-cell>
              <table:table-cell office:value-type="float" office:value="80.2561450061562">
                <text:p>80.2561450061562</text:p>
              </table:table-cell>
              <table:table-cell office:value-type="float" office:value="57.1950290308087">
                <text:p>57.1950290308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.954545454545">
                <text:p>177.954545454545</text:p>
              </table:table-cell>
              <table:table-cell office:value-type="float" office:value="75.156647825698">
                <text:p>75.156647825698</text:p>
              </table:table-cell>
              <table:table-cell office:value-type="float" office:value="55.0649130362066">
                <text:p>55.0649130362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.068181818182">
                <text:p>183.068181818182</text:p>
              </table:table-cell>
              <table:table-cell office:value-type="float" office:value="77.2944499485089">
                <text:p>77.2944499485089</text:p>
              </table:table-cell>
              <table:table-cell office:value-type="float" office:value="55.5642229149428">
                <text:p>55.5642229149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.181818181818">
                <text:p>188.181818181818</text:p>
              </table:table-cell>
              <table:table-cell office:value-type="float" office:value="73.731541548684">
                <text:p>73.731541548684</text:p>
              </table:table-cell>
              <table:table-cell office:value-type="float" office:value="54.1393817885209">
                <text:p>54.1393817885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.295454545455">
                <text:p>193.295454545455</text:p>
              </table:table-cell>
              <table:table-cell office:value-type="float" office:value="72.970287567029">
                <text:p>72.970287567029</text:p>
              </table:table-cell>
              <table:table-cell office:value-type="float" office:value="53.8317105928602">
                <text:p>53.8317105928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.409090909091">
                <text:p>198.409090909091</text:p>
              </table:table-cell>
              <table:table-cell office:value-type="float" office:value="70.3404431804325">
                <text:p>70.3404431804325</text:p>
              </table:table-cell>
              <table:table-cell office:value-type="float" office:value="52.7792382761754">
                <text:p>52.7792382761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.522727272727">
                <text:p>203.522727272727</text:p>
              </table:table-cell>
              <table:table-cell office:value-type="float" office:value="69.3930709676127">
                <text:p>69.3930709676127</text:p>
              </table:table-cell>
              <table:table-cell office:value-type="float" office:value="52.2688656175559">
                <text:p>52.2688656175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.636363636364">
                <text:p>208.636363636364</text:p>
              </table:table-cell>
              <table:table-cell office:value-type="float" office:value="66.6428267657844">
                <text:p>66.6428267657844</text:p>
              </table:table-cell>
              <table:table-cell office:value-type="float" office:value="51.3030500070315">
                <text:p>51.3030500070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.75">
                <text:p>213.75</text:p>
              </table:table-cell>
              <table:table-cell office:value-type="float" office:value="65.8443098117844">
                <text:p>65.8443098117844</text:p>
              </table:table-cell>
              <table:table-cell office:value-type="float" office:value="50.7760286877349">
                <text:p>50.7760286877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.863636363636">
                <text:p>218.863636363636</text:p>
              </table:table-cell>
              <table:table-cell office:value-type="float" office:value="63.3518199815353">
                <text:p>63.3518199815353</text:p>
              </table:table-cell>
              <table:table-cell office:value-type="float" office:value="50.1854196493483">
                <text:p>50.1854196493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977272727273">
                <text:p>223.977272727273</text:p>
              </table:table-cell>
              <table:table-cell office:value-type="float" office:value="61.3988709161374">
                <text:p>61.3988709161374</text:p>
              </table:table-cell>
              <table:table-cell office:value-type="float" office:value="49.5715811018372">
                <text:p>49.5715811018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9.090909090909">
                <text:p>229.090909090909</text:p>
              </table:table-cell>
              <table:table-cell office:value-type="float" office:value="60.9717296610839">
                <text:p>60.9717296610839</text:p>
              </table:table-cell>
              <table:table-cell office:value-type="float" office:value="49.116446784732">
                <text:p>49.116446784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4.204545454545">
                <text:p>234.204545454545</text:p>
              </table:table-cell>
              <table:table-cell office:value-type="float" office:value="59.6554145870228">
                <text:p>59.6554145870228</text:p>
              </table:table-cell>
              <table:table-cell office:value-type="float" office:value="48.7538778054804">
                <text:p>48.7538778054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.318181818182">
                <text:p>239.318181818182</text:p>
              </table:table-cell>
              <table:table-cell office:value-type="float" office:value="59.3899922765917">
                <text:p>59.3899922765917</text:p>
              </table:table-cell>
              <table:table-cell office:value-type="float" office:value="48.4939323319285">
                <text:p>48.4939323319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4.431818181818">
                <text:p>244.431818181818</text:p>
              </table:table-cell>
              <table:table-cell office:value-type="float" office:value="59.2164226595779">
                <text:p>59.2164226595779</text:p>
              </table:table-cell>
              <table:table-cell office:value-type="float" office:value="48.3963982031127">
                <text:p>48.39639820311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.545454545455">
                <text:p>249.545454545455</text:p>
              </table:table-cell>
              <table:table-cell office:value-type="float" office:value="59.5030705593976">
                <text:p>59.5030705593976</text:p>
              </table:table-cell>
              <table:table-cell office:value-type="float" office:value="48.4863768959416">
                <text:p>48.4863768959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.659090909091">
                <text:p>254.659090909091</text:p>
              </table:table-cell>
              <table:table-cell office:value-type="float" office:value="59.4447422032303">
                <text:p>59.4447422032303</text:p>
              </table:table-cell>
              <table:table-cell office:value-type="float" office:value="48.4429899366557">
                <text:p>48.4429899366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.772727272727">
                <text:p>259.772727272727</text:p>
              </table:table-cell>
              <table:table-cell office:value-type="float" office:value="59.4618481783778">
                <text:p>59.4618481783778</text:p>
              </table:table-cell>
              <table:table-cell office:value-type="float" office:value="48.456236737759">
                <text:p>48.4562367377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.886363636364">
                <text:p>264.886363636364</text:p>
              </table:table-cell>
              <table:table-cell office:value-type="float" office:value="59.7351214128955">
                <text:p>59.7351214128955</text:p>
              </table:table-cell>
              <table:table-cell office:value-type="float" office:value="48.5785786187944">
                <text:p>48.5785786187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">
                <text:p>270</text:p>
              </table:table-cell>
              <table:table-cell office:value-type="float" office:value="59.5774703229803">
                <text:p>59.5774703229803</text:p>
              </table:table-cell>
              <table:table-cell office:value-type="float" office:value="48.4057824242091">
                <text:p>48.4057824242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2.489cm" svg:y="0.316cm" chart:style-name="ch2">
          <text:p>RMSE change in reverse Radon transform progression</text:p>
        </chart:title>
        <chart:plot-area chart:style-name="ch3" table:cell-range-address="2results5.A1:2results5.A361 2results5.D1:2results5.D361" chart:data-source-has-labels="row" svg:x="1.33cm" svg:y="1.275cm" svg:width="14.343cm" svg:height="6.569cm">
          <chartooo:coordinate-region svg:x="1.951cm" svg:y="1.474cm" svg:width="13.442cm" svg:height="5.723cm"/>
          <chart:axis chart:dimension="x" chart:name="primary-x" chart:style-name="ch4">
            <chart:title svg:x="6.142cm" svg:y="8.024cm" chart:style-name="ch5">
              <text:p>Reconstruciton steps completed</text:p>
            </chart:title>
          </chart:axis>
          <chart:axis chart:dimension="y" chart:name="primary-y" chart:style-name="ch4">
            <chart:title svg:x="0.451cm" svg:y="5.079cm" chart:style-name="ch6">
              <text:p>RMSE</text:p>
            </chart:title>
            <chart:grid chart:style-name="ch7" chart:class="major"/>
          </chart:axis>
          <chart:series chart:style-name="ch8" chart:values-cell-range-address="2results5.D2:2results5.D361" chart:label-cell-address="2results5.D1:2results5.D1" chart:class="chart:scatter">
            <chart:domain table:cell-range-address="2results5.A2:2results5.A361"/>
            <chart:data-point chart:repeated="3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MSE</text:p>
                <draw:g>
                  <svg:desc>2results5.D1:2results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results5.A2:2results5.A361</svg:desc>
                </draw:g>
              </table:table-cell>
              <table:table-cell office:value-type="float" office:value="62.7153365411724">
                <text:p>62.7153365411724</text:p>
                <draw:g>
                  <svg:desc>2results5.D2:2results5.D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.5939794671755">
                <text:p>62.5939794671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2.4745888611248">
                <text:p>62.4745888611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2.3563952769192">
                <text:p>62.3563952769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2398958933803">
                <text:p>62.2398958933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2.1244115753383">
                <text:p>62.1244115753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.0098047015297">
                <text:p>62.0098047015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.8971093420133">
                <text:p>61.8971093420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1.7848514637792">
                <text:p>61.7848514637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6747772481807">
                <text:p>61.6747772481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1.5645257083072">
                <text:p>61.5645257083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1.4554225490383">
                <text:p>61.4554225490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1.3475243598087">
                <text:p>61.3475243598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1.2405651912026">
                <text:p>61.2405651912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1.1343733861993">
                <text:p>61.1343733861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1.0308086804833">
                <text:p>61.0308086804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9281658050643">
                <text:p>60.9281658050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821300536611">
                <text:p>60.821300536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.717812920671">
                <text:p>60.717812920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0.6160487908069">
                <text:p>60.6160487908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0.5098633366174">
                <text:p>60.5098633366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0.4058148398174">
                <text:p>60.405814839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.3038774164312">
                <text:p>60.3038774164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.1979754058114">
                <text:p>60.1979754058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0.0948945666975">
                <text:p>60.0948945666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9.9925859998402">
                <text:p>59.9925859998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9.8869660766052">
                <text:p>59.8869660766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9.7840766381346">
                <text:p>59.7840766381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9.6830981272638">
                <text:p>59.6830981272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9.5817347352431">
                <text:p>59.5817347352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9.4760820105545">
                <text:p>59.4760820105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9.3706429137132">
                <text:p>59.3706429137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9.2709467437023">
                <text:p>59.2709467437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9.1663657263435">
                <text:p>59.1663657263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9.0669129275416">
                <text:p>59.0669129275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8.9641202387991">
                <text:p>58.9641202387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8.8650513057935">
                <text:p>58.8650513057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8.7640749494729">
                <text:p>58.7640749494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8.6669389193782">
                <text:p>58.6669389193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8.5678678789327">
                <text:p>58.5678678789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.4646596148993">
                <text:p>58.4646596148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3681373293962">
                <text:p>58.3681373293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8.2724733813925">
                <text:p>58.2724733813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8.1815908283826">
                <text:p>58.1815908283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8.0826789412003">
                <text:p>58.0826789412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7.9856933413679">
                <text:p>57.9856933413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7.8958936033616">
                <text:p>57.8958936033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7.7999594374665">
                <text:p>57.7999594374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7.7098328594579">
                <text:p>57.7098328594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7.618309540039">
                <text:p>57.618309540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7.5236828668152">
                <text:p>57.5236828668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7.4370781621914">
                <text:p>57.4370781621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7.3472806462333">
                <text:p>57.3472806462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7.2491947536118">
                <text:p>57.2491947536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.1614697996586">
                <text:p>57.1614697996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7.0643157481326">
                <text:p>57.0643157481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.9908669345775">
                <text:p>56.9908669345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6.8991036655274">
                <text:p>56.8991036655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6.8108951151624">
                <text:p>56.8108951151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.7311565368201">
                <text:p>56.7311565368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6.6362254682408">
                <text:p>56.6362254682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6.5446413578648">
                <text:p>56.54464135786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6.4561764287786">
                <text:p>56.45617642877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6.3650508232684">
                <text:p>56.3650508232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.2710108684335">
                <text:p>56.2710108684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6.1792881664707">
                <text:p>56.1792881664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6.0864140533784">
                <text:p>56.0864140533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5.9898692665833">
                <text:p>55.9898692665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5.894065615232">
                <text:p>55.894065615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5.7983945762407">
                <text:p>55.7983945762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5.7035184518767">
                <text:p>55.7035184518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5.6107138186412">
                <text:p>55.61071381864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5.5215519422903">
                <text:p>55.5215519422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5.43720533814">
                <text:p>55.43720533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5.3437951707997">
                <text:p>55.3437951707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5.2545982809873">
                <text:p>55.25459828098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5.1676288489491">
                <text:p>55.1676288489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5.0783598712392">
                <text:p>55.0783598712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4.9938273730516">
                <text:p>54.9938273730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4.9072289103873">
                <text:p>54.9072289103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4.816423354296">
                <text:p>54.816423354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.7318743718392">
                <text:p>54.7318743718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4.6482857471414">
                <text:p>54.6482857471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4.5587252664201">
                <text:p>54.5587252664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4.4707480123831">
                <text:p>54.47074801238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4.3825064938113">
                <text:p>54.3825064938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4.2951084398627">
                <text:p>54.2951084398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4.20866887232">
                <text:p>54.20866887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4.1230643460784">
                <text:p>54.1230643460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4.038713324243">
                <text:p>54.038713324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3.9774060360967">
                <text:p>53.9774060360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3.9170081927083">
                <text:p>53.9170081927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3.860550167318">
                <text:p>53.860550167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3.804101342167">
                <text:p>53.804101342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3.7507504121802">
                <text:p>53.7507504121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3.6970429839195">
                <text:p>53.6970429839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.6404229103543">
                <text:p>53.6404229103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3.5790250561159">
                <text:p>53.5790250561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3.5232284283433">
                <text:p>53.5232284283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3.4503908086825">
                <text:p>53.4503908086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3.3791207543248">
                <text:p>53.3791207543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3.3663580307179">
                <text:p>53.3663580307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3.3133058441554">
                <text:p>53.31330584415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3.2458155532223">
                <text:p>53.24581555322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3.1795719826008">
                <text:p>53.1795719826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3.114612565808">
                <text:p>53.114612565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3.0507814176909">
                <text:p>53.0507814176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3.0634352652976">
                <text:p>53.063435265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3.0015895665723">
                <text:p>53.0015895665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2.9405194668239">
                <text:p>52.94051946682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2.8803278479905">
                <text:p>52.8803278479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2.8205499137975">
                <text:p>52.8205499137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2.76163751747">
                <text:p>52.761637517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2.7034105746549">
                <text:p>52.7034105746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2.6462437021639">
                <text:p>52.6462437021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2.5901696142461">
                <text:p>52.59016961424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52.5353021128533">
                <text:p>52.53530211285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52.4817764278565">
                <text:p>52.4817764278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2.4294260557937">
                <text:p>52.42942605579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2.3783723441043">
                <text:p>52.37837234410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52.3283077311258">
                <text:p>52.3283077311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2.3035351670089">
                <text:p>52.30353516700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2.2756430256895">
                <text:p>52.27564302568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2.228690197062">
                <text:p>52.2286901970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2.2309572309385">
                <text:p>52.2309572309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52.1854162372538">
                <text:p>52.1854162372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2.141416970753">
                <text:p>52.141416970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2.0984275985782">
                <text:p>52.0984275985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2.0566436253344">
                <text:p>52.05664362533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2.0158284474181">
                <text:p>52.0158284474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1.97589189078">
                <text:p>51.97589189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1.937199108969">
                <text:p>51.937199108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51.8997296126914">
                <text:p>51.8997296126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1.8630688391863">
                <text:p>51.8630688391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1.8275825733697">
                <text:p>51.8275825733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1.7935145561105">
                <text:p>51.7935145561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1.7601894598588">
                <text:p>51.7601894598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1.728112372019">
                <text:p>51.7281123720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1.6972936780879">
                <text:p>51.6972936780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1.66740039193">
                <text:p>51.66740039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51.6388541822319">
                <text:p>51.63885418223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1.6109229051531">
                <text:p>51.6109229051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51.5840265170841">
                <text:p>51.5840265170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1.5577268288626">
                <text:p>51.55772682886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1.5327776625996">
                <text:p>51.5327776625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1.508546803499">
                <text:p>51.508546803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51.4849358049183">
                <text:p>51.48493580491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1.462180604192">
                <text:p>51.462180604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51.4402119995073">
                <text:p>51.4402119995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1.4195227380609">
                <text:p>51.41952273806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1.39928006741">
                <text:p>51.39928006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1.3799112716009">
                <text:p>51.3799112716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1.3613688876265">
                <text:p>51.3613688876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1.3432771149972">
                <text:p>51.34327711499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1.3257894375923">
                <text:p>51.3257894375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1.3094618290883">
                <text:p>51.30946182908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1.29414784682">
                <text:p>51.294147846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1.2795483412649">
                <text:p>51.2795483412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1.2665163445835">
                <text:p>51.26651634458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1.2543285373956">
                <text:p>51.2543285373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1.2432041458428">
                <text:p>51.24320414584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1.2338434362355">
                <text:p>51.23384343623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1.2254872657342">
                <text:p>51.22548726573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1.2188414957339">
                <text:p>51.2188414957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51.2135819544716">
                <text:p>51.21358195447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1.2094261144519">
                <text:p>51.20942611445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1.2063340259355">
                <text:p>51.20633402593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1.2039991031575">
                <text:p>51.20399910315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1.2026766752251">
                <text:p>51.2026766752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1.2022393195113">
                <text:p>51.20223931951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51.2024922394671">
                <text:p>51.20249223946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1.2034435239402">
                <text:p>51.2034435239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1.204984684764">
                <text:p>51.2049846847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51.2071683919233">
                <text:p>51.2071683919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1.20983300832">
                <text:p>51.20983300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1.2122063558588">
                <text:p>51.21220635585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1.2139033213811">
                <text:p>51.21390332138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1.2154320534087">
                <text:p>51.21543205340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51.2187225795545">
                <text:p>51.21872257955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51.222490829846">
                <text:p>51.222490829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1.2264653033577">
                <text:p>51.22646530335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1.230753296557">
                <text:p>51.2307532965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51.2354893966204">
                <text:p>51.23548939662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51.2406145724473">
                <text:p>51.24061457244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51.2461087039046">
                <text:p>51.24610870390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51.2519087701517">
                <text:p>51.25190877015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51.2579026098532">
                <text:p>51.2579026098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51.2643652210197">
                <text:p>51.26436522101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51.2710257209251">
                <text:p>51.27102572092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51.2781727158965">
                <text:p>51.27817271589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1.2854559367982">
                <text:p>51.28545593679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51.2932052978799">
                <text:p>51.2932052978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51.3011453897847">
                <text:p>51.3011453897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51.3094825601257">
                <text:p>51.30948256012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51.3178242639329">
                <text:p>51.3178242639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1.3267643403144">
                <text:p>51.32676434031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1.3356940865036">
                <text:p>51.33569408650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51.3449407034103">
                <text:p>51.3449407034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51.3386191531662">
                <text:p>51.33861915316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1.3311166093084">
                <text:p>51.3311166093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1.3392101945568">
                <text:p>51.3392101945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1.3470292177078">
                <text:p>51.34702921770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.355080112866">
                <text:p>51.3550801128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.3630890857094">
                <text:p>51.36308908570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1.371293403445">
                <text:p>51.3712934034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1.3797833768489">
                <text:p>51.37978337684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1.3882408390355">
                <text:p>51.38824083903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1.3969680549134">
                <text:p>51.39696805491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1.4060756230965">
                <text:p>51.40607562309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1.4151255813499">
                <text:p>51.41512558134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1.4243026121297">
                <text:p>51.42430261212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1.4337133556505">
                <text:p>51.4337133556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1.4432283292954">
                <text:p>51.44322832929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1.4529550487413">
                <text:p>51.4529550487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1.4629709695384">
                <text:p>51.46297096953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1.4731325747026">
                <text:p>51.47313257470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1.463664144285">
                <text:p>51.4636641442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1.445292287886">
                <text:p>51.445292287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1.426303432397">
                <text:p>51.4263034323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1.407611435302">
                <text:p>51.4076114353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1.3888243032409">
                <text:p>51.38882430324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51.3705347263239">
                <text:p>51.3705347263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51.3521412649466">
                <text:p>51.35214126494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51.3336508811514">
                <text:p>51.33365088115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51.3149967228283">
                <text:p>51.31499672282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51.2968006634985">
                <text:p>51.29680066349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1.2782148688353">
                <text:p>51.27821486883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1.2845567473016">
                <text:p>51.28455674730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1.2912173681945">
                <text:p>51.29121736819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1.2984600757061">
                <text:p>51.2984600757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1.3062183881527">
                <text:p>51.30621838815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1.3143798501395">
                <text:p>51.31437985013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1.3231803757139">
                <text:p>51.32318037571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1.3325288315495">
                <text:p>51.3325288315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1.3424627782469">
                <text:p>51.34246277824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1.3527474729206">
                <text:p>51.35274747292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1.363381520441">
                <text:p>51.363381520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1.3745666502545">
                <text:p>51.3745666502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1.3862156642339">
                <text:p>51.3862156642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.3982184690734">
                <text:p>51.39821846907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51.333460900538">
                <text:p>51.3334609005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1.3442660523808">
                <text:p>51.34426605238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51.3551731567036">
                <text:p>51.35517315670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51.3662339623385">
                <text:p>51.36623396233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51.3775869053573">
                <text:p>51.37758690535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51.3888843233207">
                <text:p>51.38888432332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51.2689073325601">
                <text:p>51.26890733256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51.277561046751">
                <text:p>51.277561046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51.2868480108009">
                <text:p>51.28684801080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51.130752957177">
                <text:p>51.1307529571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1.1368347465824">
                <text:p>51.13683474658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51.1434778256788">
                <text:p>51.14347782567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51.1509934165437">
                <text:p>51.1509934165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1.1542627592494">
                <text:p>51.15426275924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1.1635909897844">
                <text:p>51.16359098978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1.1736615742413">
                <text:p>51.1736615742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1.1845475549483">
                <text:p>51.18454755494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1.1961041462965">
                <text:p>51.19610414629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1.20819629301">
                <text:p>51.20819629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1.220988593599">
                <text:p>51.2209885935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51.2344454664876">
                <text:p>51.2344454664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51.2486983748291">
                <text:p>51.24869837482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51.2635614576264">
                <text:p>51.26356145762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51.2790631760006">
                <text:p>51.2790631760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51.2953411622694">
                <text:p>51.29534116226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51.3123126744341">
                <text:p>51.31231267443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51.3301042296215">
                <text:p>51.33010422962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51.3485769445853">
                <text:p>51.34857694458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51.3422910447048">
                <text:p>51.34229104470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51.3198533617517">
                <text:p>51.31985336175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51.2576597935081">
                <text:p>51.25765979350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51.2766785215082">
                <text:p>51.27667852150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51.281262812495">
                <text:p>51.2812628124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51.3015567314183">
                <text:p>51.30155673141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51.3227370771617">
                <text:p>51.32273707716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51.3447499655365">
                <text:p>51.34474996553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51.3676537905708">
                <text:p>51.3676537905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51.3914557043503">
                <text:p>51.39145570435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51.4160734561179">
                <text:p>51.41607345611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51.4418543855718">
                <text:p>51.44185438557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51.4684124364739">
                <text:p>51.4684124364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51.4958805952166">
                <text:p>51.49588059521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51.524113607087">
                <text:p>51.5241136070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1.5535588660588">
                <text:p>51.55355886605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51.5834656482161">
                <text:p>51.5834656482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51.6144811247708">
                <text:p>51.6144811247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1.6452035549136">
                <text:p>51.64520355491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1.6767202462081">
                <text:p>51.67672024620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51.7091125958771">
                <text:p>51.70911259587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1.6300577614302">
                <text:p>51.63005776143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51.6621137229545">
                <text:p>51.66211372295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51.6953837223858">
                <text:p>51.69538372238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51.588109595233">
                <text:p>51.5881095952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1.6210090888229">
                <text:p>51.62100908882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51.6553218953122">
                <text:p>51.6553218953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51.6909383577301">
                <text:p>51.69093835773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51.7277278861837">
                <text:p>51.72772788618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51.7655509376978">
                <text:p>51.76555093769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51.7154411572011">
                <text:p>51.715441157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51.7481000167725">
                <text:p>51.74810001677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51.7874722594645">
                <text:p>51.7874722594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51.8274133053627">
                <text:p>51.8274133053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51.8686650421596">
                <text:p>51.86866504215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51.9106715735832">
                <text:p>51.91067157358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51.9534311166231">
                <text:p>51.95343111662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51.9971806706226">
                <text:p>51.997180670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52.041822862543">
                <text:p>52.0418228625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52.0869857913692">
                <text:p>52.08698579136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52.1331273532984">
                <text:p>52.13312735329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52.179865139243">
                <text:p>52.179865139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52.2271963906511">
                <text:p>52.22719639065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52.2750651803485">
                <text:p>52.27506518034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52.3237577332416">
                <text:p>52.32375773324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52.3730796992672">
                <text:p>52.37307969926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52.4232322206426">
                <text:p>52.42323222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52.4739639113173">
                <text:p>52.47396391131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52.5249873564278">
                <text:p>52.52498735642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52.57669469927">
                <text:p>52.576694699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52.6291998131092">
                <text:p>52.62919981310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52.6828321001989">
                <text:p>52.68283210019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52.7369615660199">
                <text:p>52.7369615660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52.7915646409147">
                <text:p>52.79156464091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52.846949841594">
                <text:p>52.846949841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52.9029859496641">
                <text:p>52.90298594966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52.9597125549037">
                <text:p>52.9597125549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53.0167936526788">
                <text:p>53.01679365267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53.0748243288071">
                <text:p>53.07482432880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53.1333341768504">
                <text:p>53.13333417685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53.192354932418">
                <text:p>53.1923549324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53.2522271567864">
                <text:p>53.25222715678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53.3127270648447">
                <text:p>53.31272706484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53.3736143113747">
                <text:p>53.37361431137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53.4351768803694">
                <text:p>53.43517688036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53.4973182327241">
                <text:p>53.49731823272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53.5598601103064">
                <text:p>53.55986011030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53.623166474955">
                <text:p>53.623166474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53.6870892146959">
                <text:p>53.68708921469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53.751677584551">
                <text:p>53.7516775845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53.8171065912509">
                <text:p>53.81710659125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53.8830947895166">
                <text:p>53.88309478951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53.949721360935">
                <text:p>53.9497213609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54.0167599211083">
                <text:p>54.01675992110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54.0842002107759">
                <text:p>54.08420021077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54.1523183363205">
                <text:p>54.15231833632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54.2207523346708">
                <text:p>54.22075233467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54.2896605993208">
                <text:p>54.28966059932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54.3590606523699">
                <text:p>54.35906065236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54.4289739503169">
                <text:p>54.42897395031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54.4992866220943">
                <text:p>54.4992866220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54.5701473476669">
                <text:p>54.57014734766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54.6414197693348">
                <text:p>54.6414197693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54.7132814446623">
                <text:p>54.71328144466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54.7855853064332">
                <text:p>54.78558530643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54.8585262186675">
                <text:p>54.8585262186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54.9319762014326">
                <text:p>54.93197620143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55.0059907049758">
                <text:p>55.0059907049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55.0806910879749">
                <text:p>55.08069108797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55.1559622700637">
                <text:p>55.15596227006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55.2320795283025">
                <text:p>55.23207952830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55.309290767393">
                <text:p>55.309290767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